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3.244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4.531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case-sensitive="false" table:use-regular-expressions="false"/>
      <table:table table:name="Tabelle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office:value-type="string">
            <text:p>Mitarbei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R</text:p>
          </table:table-cell>
          <table:table-cell office:value-type="string">
            <text:p>Vorname</text:p>
          </table:table-cell>
          <table:table-cell office:value-type="string">
            <text:p>Nachname</text:p>
          </table:table-cell>
          <table:table-cell office:value-type="string">
            <text:p>Kürzel</text:p>
          </table:table-cell>
          <table:table-cell office:value-type="string">
            <text:p>Funktion</text:p>
          </table:table-cell>
          <table:table-cell office:value-type="string">
            <text:p>Berechtigung</text:p>
          </table:table-cell>
          <table:table-cell office:value-type="string">
            <text:p>Tel Nr</text:p>
          </table:table-cell>
          <table:table-cell office:value-type="string">
            <text:p>Wohnort</text:p>
          </table:table-cell>
          <table:table-cell office:value-type="string">
            <text:p>PLZ</text:p>
          </table:table-cell>
          <table:table-cell office:value-type="string">
            <text:p>Strasse Hausnr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001</text:p>
          </table:table-cell>
          <table:table-cell office:value-type="string">
            <text:p>Christian</text:p>
          </table:table-cell>
          <table:table-cell office:value-type="string">
            <text:p>Schulz</text:p>
          </table:table-cell>
          <table:table-cell office:value-type="string">
            <text:p>cs</text:p>
          </table:table-cell>
          <table:table-cell office:value-type="string">
            <text:p>GF</text:p>
          </table:table-cell>
          <table:table-cell office:value-type="string">
            <text:p>Admin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002</text:p>
          </table:table-cell>
          <table:table-cell office:value-type="string">
            <text:p>Manfred</text:p>
          </table:table-cell>
          <table:table-cell office:value-type="string">
            <text:p>Schulz</text:p>
          </table:table-cell>
          <table:table-cell office:value-type="string">
            <text:p>ms</text:p>
          </table:table-cell>
          <table:table-cell office:value-type="string">
            <text:p>Berater</text:p>
          </table:table-cell>
          <table:table-cell office:value-type="string">
            <text:p>Supervisor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003</text:p>
          </table:table-cell>
          <table:table-cell office:value-type="string">
            <text:p>Farida</text:p>
          </table:table-cell>
          <table:table-cell office:value-type="string">
            <text:p>Mekerri-Ziehm</text:p>
          </table:table-cell>
          <table:table-cell office:value-type="string">
            <text:p>fm</text:p>
          </table:table-cell>
          <table:table-cell office:value-type="string">
            <text:p>Büro</text:p>
          </table:table-cell>
          <table:table-cell office:value-type="string">
            <text:p>Supervisor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004</text:p>
          </table:table-cell>
          <table:table-cell office:value-type="string">
            <text:p>Wolfgang</text:p>
          </table:table-cell>
          <table:table-cell office:value-type="string">
            <text:p>Däumichen</text:p>
          </table:table-cell>
          <table:table-cell office:value-type="string">
            <text:p>wd</text:p>
          </table:table-cell>
          <table:table-cell office:value-type="string">
            <text:p>Monteur</text:p>
          </table:table-cell>
          <table:table-cell office:value-type="string">
            <text:p>User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005</text:p>
          </table:table-cell>
          <table:table-cell office:value-type="string">
            <text:p>Roland</text:p>
          </table:table-cell>
          <table:table-cell office:value-type="string">
            <text:p>Siebart</text:p>
          </table:table-cell>
          <table:table-cell office:value-type="string">
            <text:p>rs</text:p>
          </table:table-cell>
          <table:table-cell office:value-type="string">
            <text:p>Monteur</text:p>
          </table:table-cell>
          <table:table-cell office:value-type="string">
            <text:p>User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006</text:p>
          </table:table-cell>
          <table:table-cell office:value-type="string">
            <text:p>Jan</text:p>
          </table:table-cell>
          <table:table-cell office:value-type="string">
            <text:p>Muschiol</text:p>
          </table:table-cell>
          <table:table-cell office:value-type="string">
            <text:p>jm</text:p>
          </table:table-cell>
          <table:table-cell office:value-type="string">
            <text:p>Monteur</text:p>
          </table:table-cell>
          <table:table-cell office:value-type="string">
            <text:p>User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007</text:p>
          </table:table-cell>
          <table:table-cell office:value-type="string">
            <text:p>Daniel</text:p>
          </table:table-cell>
          <table:table-cell office:value-type="string">
            <text:p>Hätscher</text:p>
          </table:table-cell>
          <table:table-cell office:value-type="string">
            <text:p>dh</text:p>
          </table:table-cell>
          <table:table-cell office:value-type="string">
            <text:p>Monteur</text:p>
          </table:table-cell>
          <table:table-cell office:value-type="string">
            <text:p>User</text:p>
          </table:table-cell>
          <table:table-cell table:number-columns-repeated="1018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erechtigunge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dmin</text:p>
          </table:table-cell>
          <table:table-cell office:value-type="string">
            <text:p>all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upervisor</text:p>
          </table:table-cell>
          <table:table-cell office:value-type="string">
            <text:p>Mitarbeiter erstellen bearbeite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Kunden erstellen bearbeite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ufträge erstellen bearbeite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ufträge zuweise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Material erstellen bearbeite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ser</text:p>
          </table:table-cell>
          <table:table-cell office:value-type="string">
            <text:p>Aufräge selbst annehmen od. wieder frei gebe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Material auswählen</text:p>
          </table:table-cell>
          <table:table-cell table:number-columns-repeated="1021"/>
        </table:table-row>
      </table:table>
      <table:table table:name="Tabelle2" table:style-name="ta2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Tabelle3" table:style-name="ta3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9">09.04.2011</text:date>, <text:time>22:11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rosoft Corporation</meta:initial-creator>
    <meta:creation-date>1996-10-17T06:27:31</meta:creation-date>
    <dc:creator>Florian Engler</dc:creator>
    <dc:date>2011-04-09T22:11:53</dc:date>
    <meta:document-statistic meta:table-count="3" meta:cell-count="65" meta:object-count="0"/>
    <meta:generator>OpenOffice.org/3.3$Unix OpenOffice.org_project/330m20$Build-9567</meta:generator>
  </office:meta>
</office:document-meta>
</file>